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510000004965FF422B.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043000000435D6C581D.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 style:family="graphic">
      <style:graphic-properties style:protect="size" loext:decorative="false"/>
    </style:style>
    <style:style style:name="gr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4"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6"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8"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0" style:family="graphic" style:parent-style-name="standard" style:list-style-name="L2">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31"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32" style:family="graphic" style:parent-style-name="standard" style:list-style-name="L2">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3"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34" style:family="graphic" style:parent-style-name="standard" style:list-style-name="L10">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35"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3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0" style:family="graphic" style:parent-style-name="standard" style:list-style-name="L1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41" style:family="graphic" style:parent-style-name="standard" style:list-style-name="L13">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42"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4"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45" style:family="graphic" style:parent-style-name="standard" style:list-style-name="L2">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6" style:family="graphic" style:parent-style-name="standard" style:list-style-name="L13">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2" style:family="paragraph">
      <loext:graphic-properties draw:fill="gradient" draw:fill-gradient-name="Gradient_20_1"/>
      <style:paragraph-properties fo:text-align="start" style:font-independent-line-spacing="true"/>
      <style:text-properties fo:font-size="44pt"/>
    </style:style>
    <style:style style:name="P13"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6"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7"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ython" draw:style-name="dp1" draw:master-page-name="Title_20_Slide" presentation:presentation-page-layout-name="AL1T0">
        <draw:frame presentation:style-name="pr1" draw:text-style-name="P2" draw:layer="layout" svg:width="3.237cm" svg:height="1.026cm" svg:x="0.403cm" svg:y="0.344cm" presentation:class="title" presentation:user-transformed="true">
          <draw:text-box>
            <text:p text:style-name="P1"><text:span text:style-name="T1">1. python</text:span></text:p>
          </draw:text-box>
        </draw:frame>
        <draw:custom-shape draw:style-name="gr1" draw:text-style-name="P4" draw:layer="layout" svg:width="0.576cm" svg:height="16.799cm" svg:x="0.403cm" svg:y="1.76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5" draw:style-name="gr3" draw:text-style-name="P5" draw:layer="layout" svg:width="1.376cm" svg:height="0.733cm" svg:x="28.02cm" svg:y="0.396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7" draw:layer="layout" svg:width="1.492cm" svg:height="0.77cm" svg:x="29.396cm" svg:y="0.344cm">
            <text:p text:style-name="P6"><text:span text:style-name="T3"><text:a xlink:href="../../../skunk/_documentation/skunk.pptx" xlink:type="simple">skun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7" draw:style-name="gr3" draw:text-style-name="P5" draw:layer="layout" svg:width="1.376cm" svg:height="0.733cm" svg:x="28.02cm" svg:y="1.166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986cm" svg:height="0.77cm" svg:x="29.396cm" svg:y="1.113cm">
            <text:p text:style-name="P6"><text:span text:style-name="T3"><text:a xlink:href="../../portfolio.pptx" xlink:type="simple">portfol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1" draw:text-style-name="P4" draw:layer="layout" svg:width="0.576cm" svg:height="16.799cm" svg:x="6.427cm" svg:y="1.76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3.102cm" svg:height="1.026cm" svg:x="0.403cm" svg:y="0.344cm" presentation:class="title" presentation:user-transformed="true">
          <draw:text-box>
            <text:p text:style-name="P1"><text:span text:style-name="T1">1.1 index</text:span></text:p>
          </draw:text-box>
        </draw:frame>
        <draw:custom-shape draw:style-name="gr1" draw:text-style-name="P4" draw:layer="layout" svg:width="0.576cm" svg:height="16.799cm" svg:x="0.403cm" svg:y="1.76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8" draw:style-name="gr3" draw:text-style-name="P5" draw:layer="layout" svg:width="1.376cm" svg:height="0.733cm" svg:x="6.668cm" svg:y="7.012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7" draw:layer="layout" svg:width="2.712cm" svg:height="0.77cm" svg:x="8.044cm" svg:y="6.96cm">
            <text:p text:style-name="P6"><text:span text:style-name="T3"><text:a xlink:href="../_reference/environment.pptx" xlink:type="simple">environme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1" draw:style-name="gr3" draw:text-style-name="P5" draw:layer="layout" svg:width="1.376cm" svg:height="0.733cm" svg:x="6.668cm" svg:y="11.096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7" draw:layer="layout" svg:width="2.055cm" svg:height="0.759cm" svg:x="8.044cm" svg:y="11.044cm">
            <text:p text:style-name="P6"><text:span text:style-name="T3"><text:a xlink:href="../_reference/language.odp" xlink:type="simple">languag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4" draw:style-name="gr3" draw:text-style-name="P5" draw:layer="layout" svg:width="1.376cm" svg:height="0.733cm" svg:x="6.668cm" svg:y="3.949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7" draw:layer="layout" svg:width="2.225cm" svg:height="0.77cm" svg:x="8.044cm" svg:y="3.897cm">
            <text:p text:style-name="P6"><text:span text:style-name="T3"><text:a xlink:href="../_reference/command.pptx" xlink:type="simple">comman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 draw:style-name="gr3" draw:text-style-name="P5" draw:layer="layout" svg:width="1.376cm" svg:height="0.733cm" svg:x="6.668cm" svg:y="9.054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7" draw:layer="layout" svg:width="3.401cm" svg:height="0.77cm" svg:x="8.044cm" svg:y="9.002cm">
            <text:p text:style-name="P6"><text:span text:style-name="T3"><text:a xlink:href="../_reference/generation.pptx" xlink:type="simple">generation: 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2" draw:style-name="gr3" draw:text-style-name="P5" draw:layer="layout" svg:width="1.376cm" svg:height="0.733cm" svg:x="6.668cm" svg:y="1.907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7" draw:layer="layout" svg:width="1.935cm" svg:height="0.77cm" svg:x="8.044cm" svg:y="1.855cm">
            <text:p text:style-name="P6"><text:span text:style-name="T3"><text:a xlink:href="../_reference/blocking.pptx" xlink:type="simple">blockin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CaixaDeTexto 17" draw:style-name="gr12" draw:text-style-name="P10" draw:layer="layout" svg:width="1.581cm" svg:height="0.509cm" svg:x="1.587cm" svg:y="2.272cm">
            <office:event-listeners>
              <presentation:event-listener script:event-name="dom:click" presentation:action="show" xlink:href="file:///C:/Windows/explorer.exe%20F:/ides/AZ_vStudio2017" xlink:type="simple" xlink:show="embed" xlink:actuate="onRequest"/>
            </office:event-listeners>
            <text:p text:style-name="P9"><text:span text:style-name="T4"><text:a xlink:href="../_projects" xlink:type="simple">_projec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3" draw:text-style-name="P5" draw:layer="layout" svg:width="0.82cm" svg:height="0.831cm" svg:x="0.652cm" svg:y="2.11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2">
          <draw:custom-shape draw:name="CaixaDeTexto 17" draw:style-name="gr14" draw:text-style-name="P10" draw:layer="layout" svg:width="1.51cm" svg:height="0.509cm" svg:x="1.661cm" svg:y="3.358cm">
            <office:event-listeners>
              <presentation:event-listener script:event-name="dom:click" presentation:action="show" xlink:href="file:///C:/Windows/explorer.exe%20F:/ides/AZ_vStudio2017" xlink:type="simple" xlink:show="embed" xlink:actuate="onRequest"/>
            </office:event-listeners>
            <text:p text:style-name="P9"><text:span text:style-name="T4"><text:a xlink:href="../_sources" xlink:type="simple">_sour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3" draw:text-style-name="P5" draw:layer="layout" svg:width="0.82cm" svg:height="0.831cm" svg:x="0.725cm" svg:y="3.198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2">
          <draw:frame draw:name="Picture 37" draw:style-name="gr3" draw:text-style-name="P5" draw:layer="layout" svg:width="1.376cm" svg:height="0.733cm" svg:x="6.668cm" svg:y="12.117cm">
            <draw:image xlink:href="Pictures/100000010000007700000040DC1DA863.png" xlink:type="simple" xlink:show="embed" xlink:actuate="onLoad" draw:mime-type="image/png">
              <text:p/>
            </draw:image>
            <svg:desc>Icon

Description automatically generated</svg:desc>
          </draw:frame>
          <draw:custom-shape draw:name="Retângulo 5" draw:style-name="gr15" draw:text-style-name="P7" draw:layer="layout" svg:width="1.881cm" svg:height="0.77cm" svg:x="8.044cm" svg:y="12.065cm">
            <text:p text:style-name="P6"><text:span text:style-name="T3"><text:a xlink:href="../libraries/libraries.pptx" xlink:type="simple">librar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0" draw:style-name="gr3" draw:text-style-name="P5" draw:layer="layout" svg:width="1.376cm" svg:height="0.733cm" svg:x="6.708cm" svg:y="15.204cm">
            <draw:image xlink:href="Pictures/100000010000007700000040DC1DA863.png" xlink:type="simple" xlink:show="embed" xlink:actuate="onLoad" draw:mime-type="image/png">
              <text:p/>
            </draw:image>
            <svg:desc>Icon

Description automatically generated</svg:desc>
          </draw:frame>
          <draw:custom-shape draw:name="Retângulo 5" draw:style-name="gr16" draw:text-style-name="P7" draw:layer="layout" svg:width="1.826cm" svg:height="0.77cm" svg:x="8.084cm" svg:y="15.152cm">
            <text:p text:style-name="P6"><text:span text:style-name="T3"><text:a xlink:href="../_reference/settings.pptx" xlink:type="simple">setting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3" draw:style-name="gr3" draw:text-style-name="P5" draw:layer="layout" svg:width="1.376cm" svg:height="0.733cm" svg:x="6.668cm" svg:y="16.201cm">
            <draw:image xlink:href="Pictures/100000010000007700000040DC1DA863.png" xlink:type="simple" xlink:show="embed" xlink:actuate="onLoad" draw:mime-type="image/png">
              <text:p/>
            </draw:image>
            <svg:desc>Icon

Description automatically generated</svg:desc>
          </draw:frame>
          <draw:custom-shape draw:name="Retângulo 5" draw:style-name="gr17" draw:text-style-name="P7" draw:layer="layout" svg:width="1.318cm" svg:height="0.77cm" svg:x="8.044cm" svg:y="16.148cm">
            <text:p text:style-name="P6"><text:span text:style-name="T3"><text:a xlink:href="../_reference/tests.pptx" xlink:type="simple">tes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6" draw:style-name="gr3" draw:text-style-name="P5" draw:layer="layout" svg:width="1.376cm" svg:height="0.733cm" svg:x="6.668cm" svg:y="4.97cm">
            <draw:image xlink:href="Pictures/100000010000007700000040DC1DA863.png" xlink:type="simple" xlink:show="embed" xlink:actuate="onLoad" draw:mime-type="image/png">
              <text:p/>
            </draw:image>
            <svg:desc>Icon

Description automatically generated</svg:desc>
          </draw:frame>
          <draw:custom-shape draw:name="Retângulo 5" draw:style-name="gr18" draw:text-style-name="P7" draw:layer="layout" svg:width="1.82cm" svg:height="0.77cm" svg:x="8.044cm" svg:y="4.918cm">
            <text:p text:style-name="P6"><text:span text:style-name="T3"><text:a xlink:href="../_reference/console.pptx" xlink:type="simple">consol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49" draw:style-name="gr3" draw:text-style-name="P5" draw:layer="layout" svg:width="1.376cm" svg:height="0.733cm" svg:x="6.668cm" svg:y="17.222cm">
            <draw:image xlink:href="Pictures/100000010000007700000040DC1DA863.png" xlink:type="simple" xlink:show="embed" xlink:actuate="onLoad" draw:mime-type="image/png">
              <text:p/>
            </draw:image>
            <svg:desc>Icon

Description automatically generated</svg:desc>
          </draw:frame>
          <draw:custom-shape draw:name="Retângulo 5" draw:style-name="gr19" draw:text-style-name="P7" draw:layer="layout" svg:width="1.434cm" svg:height="0.77cm" svg:x="8.044cm" svg:y="17.169cm">
            <text:p text:style-name="P6"><text:span text:style-name="T3"><text:a xlink:href="../_reference/types.pptx" xlink:type="simple">typ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56" draw:style-name="gr3" draw:text-style-name="P5" draw:layer="layout" svg:width="1.376cm" svg:height="0.733cm" svg:x="6.668cm" svg:y="13.138cm">
            <draw:image xlink:href="Pictures/100000010000007700000040DC1DA863.png" xlink:type="simple" xlink:show="embed" xlink:actuate="onLoad" draw:mime-type="image/png">
              <text:p/>
            </draw:image>
            <svg:desc>Icon

Description automatically generated</svg:desc>
          </draw:frame>
          <draw:custom-shape draw:name="Retângulo 5" draw:style-name="gr20" draw:text-style-name="P7" draw:layer="layout" svg:width="1.744cm" svg:height="0.77cm" svg:x="8.044cm" svg:y="13.086cm">
            <text:p text:style-name="P6"><text:span text:style-name="T3"><text:a xlink:href="../logging/loggin.pptx" xlink:type="simple">loggin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4" draw:style-name="gr3" draw:text-style-name="P5" draw:layer="layout" svg:width="1.376cm" svg:height="0.733cm" svg:x="6.668cm" svg:y="10.075cm">
            <draw:image xlink:href="Pictures/100000010000007700000040DC1DA863.png" xlink:type="simple" xlink:show="embed" xlink:actuate="onLoad" draw:mime-type="image/png">
              <text:p/>
            </draw:image>
            <svg:desc>Icon

Description automatically generated</svg:desc>
          </draw:frame>
          <draw:custom-shape draw:name="Retângulo 5" draw:style-name="gr21" draw:text-style-name="P7" draw:layer="layout" svg:width="1.685cm" svg:height="0.77cm" svg:x="8.044cm" svg:y="10.023cm">
            <text:p text:style-name="P6"><text:span text:style-name="T3"><text:a xlink:href="../_reference/history.pptx" xlink:type="simple">history</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7" draw:style-name="gr3" draw:text-style-name="P5" draw:layer="layout" svg:width="1.376cm" svg:height="0.733cm" svg:x="6.668cm" svg:y="5.991cm">
            <draw:image xlink:href="Pictures/100000010000007700000040DC1DA863.png" xlink:type="simple" xlink:show="embed" xlink:actuate="onLoad" draw:mime-type="image/png">
              <text:p/>
            </draw:image>
            <svg:desc>Icon

Description automatically generated</svg:desc>
          </draw:frame>
          <draw:custom-shape draw:name="Retângulo 5" draw:style-name="gr22" draw:text-style-name="P7" draw:layer="layout" svg:width="2.338cm" svg:height="0.77cm" svg:x="8.044cm" svg:y="5.939cm">
            <text:p text:style-name="P6"><text:span text:style-name="T3"><text:a xlink:href="../_reference/decorators.pptx" xlink:type="simple">decorator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8" draw:style-name="gr3" draw:text-style-name="P5" draw:layer="layout" svg:width="1.376cm" svg:height="0.733cm" svg:x="6.668cm" svg:y="2.928cm">
            <draw:image xlink:href="Pictures/100000010000007700000040DC1DA863.png" xlink:type="simple" xlink:show="embed" xlink:actuate="onLoad" draw:mime-type="image/png">
              <text:p/>
            </draw:image>
            <svg:desc>Icon

Description automatically generated</svg:desc>
          </draw:frame>
          <draw:custom-shape draw:name="Retângulo 5" draw:style-name="gr23" draw:text-style-name="P7" draw:layer="layout" svg:width="3.355cm" svg:height="0.77cm" svg:x="8.044cm" svg:y="2.876cm">
            <text:p text:style-name="P6"><text:span text:style-name="T3"><text:a xlink:href="../_reference/build_in_modules.pptx" xlink:type="simple">build</text:a></text:span><text:span text:style-name="T3"><text:a xlink:href="../_reference/build_in_modules.pptx" xlink:type="simple"> </text:a></text:span><text:span text:style-name="T3"><text:a xlink:href="../_reference/build_in_modules.pptx" xlink:type="simple">in modul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9" draw:style-name="gr3" draw:text-style-name="P5" draw:layer="layout" svg:width="1.376cm" svg:height="0.733cm" svg:x="6.668cm" svg:y="14.113cm">
            <draw:image xlink:href="Pictures/100000010000007700000040DC1DA863.png" xlink:type="simple" xlink:show="embed" xlink:actuate="onLoad" draw:mime-type="image/png">
              <text:p/>
            </draw:image>
            <svg:desc>Icon

Description automatically generated</svg:desc>
          </draw:frame>
          <draw:custom-shape draw:name="Retângulo 5" draw:style-name="gr24" draw:text-style-name="P7" draw:layer="layout" svg:width="1.62cm" svg:height="0.77cm" svg:x="8.044cm" svg:y="14.061cm">
            <text:p text:style-name="P6"><text:span text:style-name="T3"><text:a xlink:href="../_reference/profile.pptx" xlink:type="simple">profil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1.2 sources" draw:style-name="dp1" draw:master-page-name="Title_20_Slide" presentation:presentation-page-layout-name="AL1T0">
        <draw:frame presentation:style-name="pr1" draw:text-style-name="P2" draw:layer="layout" svg:width="3.748cm" svg:height="1.026cm" svg:x="0.403cm" svg:y="0.344cm" presentation:class="title" presentation:user-transformed="true">
          <draw:text-box>
            <text:p text:style-name="P1"><text:span text:style-name="T1">1.2 sources</text:span></text:p>
          </draw:text-box>
        </draw:frame>
        <draw:custom-shape draw:style-name="gr1" draw:text-style-name="P4" draw:layer="layout" svg:width="0.576cm" svg:height="16.799cm" svg:x="0.403cm" svg:y="1.76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25" draw:text-style-name="P7" draw:layer="layout" svg:width="4.615cm" svg:height="0.77cm" svg:x="1.245cm" svg:y="1.821cm">
            <text:p text:style-name="P6"><text:span text:style-name="T3"><text:a xlink:href="https://github.com/ADGEfficiency/programming-resources/tree/master/python" xlink:type="simple">programming-resour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0" draw:style-name="gr13" draw:text-style-name="P5" draw:layer="layout" svg:width="0.768cm" svg:height="0.768cm" svg:x="0.691cm" svg:y="1.786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26" draw:text-style-name="P10" draw:layer="layout" svg:width="5.849cm" svg:height="0.77cm" svg:x="1.245cm" svg:y="2.662cm">
            <text:p text:style-name="P9"><text:span text:style-name="T5"><text:a xlink:href="https://www.google.com/search?sca_esv=986cfd32cb66a37f&amp;sxsrf=ADLYWIIrfRUOQQP6CH7xFTZDVtfM22-tew:1717102504425&amp;q=python+inspect&amp;tbm=vid&amp;source=lnms&amp;prmd=ivnbz&amp;sa=X&amp;ved=2ahUKEwjgw8amobaGAxWT9gIHHdWOCIoQ0pQJegQIDhAB&amp;biw=2552&amp;bih=1292&amp;dpr=1.5#fpstate=ive&amp;vld=cid:2a67393f,vid:hCJpNPsS54Y,st:0" xlink:type="simple">python inspect - Google Search</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3" draw:style-name="gr13" draw:text-style-name="P5" draw:layer="layout" svg:width="0.768cm" svg:height="0.768cm" svg:x="0.691cm" svg:y="2.627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7" draw:text-style-name="P4" draw:layer="layout" svg:width="0.576cm" svg:height="16.64cm" svg:x="0.449cm" svg:y="1.781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1" draw:layer="layout" svg:width="3.929cm" svg:height="0.77cm" svg:x="0.726cm" svg:y="2.058cm">
          <text:p text:style-name="P6"><text:span text:style-name="T6">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2" draw:layer="layout" svg:width="3.755cm" svg:height="1.026cm" svg:x="0.449cm" svg:y="0.514cm" presentation:class="title" presentation:user-transformed="true">
          <draw:text-box>
            <text:p text:style-name="P1"><text:span text:style-name="T7">Z. </text:span><text:span text:style-name="T8">template</text:span></text:p>
          </draw:text-box>
        </draw:frame>
        <draw:custom-shape draw:style-name="gr29" draw:text-style-name="P13" draw:layer="layout" svg:width="0.697cm" svg:height="8.56cm" svg:x="11.085cm" svg:y="1.781cm">
          <text:p text:style-name="P3"><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30" draw:text-style-name="P14" draw:layer="layout" svg:width="4.105cm" svg:height="0.77cm" svg:x="0.842cm" svg:y="3.499cm">
          <text:p text:style-name="P3"><text:span text:style-name="T10">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1" draw:text-style-name="P14" draw:layer="layout" svg:width="4.507cm" svg:height="1.73cm" svg:x="0.915cm" svg:y="16.792cm">
          <text:p text:style-name="P3"><text:span text:style-name="T11">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2" draw:text-style-name="P14" draw:layer="layout" svg:width="1.375cm" svg:height="1.291cm" svg:x="0.789cm" svg:y="13.697cm">
          <text:p text:style-name="P3"><text:span text:style-name="T12">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3" draw:text-style-name="P7" draw:layer="layout" svg:width="1.736cm" svg:height="2.138cm" svg:x="2.297cm" svg:y="13.139cm">
          <text:p text:style-name="P6"><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5" draw:layer="layout" svg:width="3.921cm" svg:height="0.801cm" svg:x="5.994cm" svg:y="3.457cm">
          <text:list text:style-name="L10">
            <text:list-item>
              <text:p text:style-name="P9"><text:span text:style-name="T14">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5" draw:text-style-name="P15" draw:layer="layout" svg:width="7.87cm" svg:height="2.651cm" svg:x="1.657cm" svg:y="5.047cm">
          <text:list text:style-name="L10">
            <text:list-item>
              <text:p text:style-name="P9"><text:span text:style-name="T15">A </text:span><text:span text:style-name="T16">slash</text:span><text:span text:style-name="T15"> </text:span></text:p>
            </text:list-item>
          </text:list>
          <text:list text:style-name="L11">
            <text:list-item>
              <text:list>
                <text:list-item>
                  <text:p text:style-name="P9"><text:span text:style-name="T15">followed </text:span></text:p>
                </text:list-item>
              </text:list>
            </text:list-item>
            <text:list-item>
              <text:p text:style-name="P9"><text:span text:style-name="T15">by </text:span></text:p>
              <text:list>
                <text:list-item>
                  <text:p text:style-name="P9"><text:span text:style-name="T16">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5"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37" draw:text-style-name="P7" draw:layer="layout" svg:width="4.279cm" svg:height="0.77cm" svg:x="1.28cm" svg:y="11.645cm">
            <text:p text:style-name="P6"><text:span text:style-name="T3"><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3"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8" draw:text-style-name="P7" draw:layer="layout" svg:width="2.629cm" svg:height="0.77cm" svg:x="2.039cm" svg:y="10.48cm">
            <text:p text:style-name="P6"><text:span text:style-name="T3"><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39" draw:text-style-name="P7" draw:layer="layout" svg:width="2.946cm" svg:height="0.77cm" svg:x="1.626cm" svg:y="9.336cm">
            <text:p text:style-name="P6"><text:span text:style-name="T3"><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3"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40"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4"><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3"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1" draw:text-style-name="P17" draw:layer="layout" svg:width="4.628cm" svg:height="1.229cm" svg:x="0.914cm" svg:y="15.282cm">
          <text:list text:style-name="L13">
            <text:list-item>
              <text:p text:style-name="P16"><text:span text:style-name="T17">every key-frame</text:span></text:p>
            </text:list-item>
            <text:list-item>
              <text:p text:style-name="P16"><text:span text:style-name="T17">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42" draw:text-style-name="P5" draw:layer="layout" draw:line-skew="2.567cm" svg:x1="11.486cm" svg:y1="9.773cm" svg:x2="16.895cm" svg:y2="12.725cm" svg:d="M11486 9773h2705v2952h2704" svg:viewBox="0 0 5410 2953">
          <text:p/>
        </draw:connector>
        <draw:custom-shape draw:style-name="gr43" draw:text-style-name="P18" draw:layer="layout" svg:width="5.686cm" svg:height="1.235cm" svg:x="11.73cm" svg:y="7.483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15" draw:layer="layout" svg:width="2.685cm" svg:height="1.229cm" svg:x="25.323cm" svg:y="3.211cm">
          <text:list text:style-name="L13">
            <text:list-item>
              <text:p text:style-name="P9"><text:span text:style-name="T18">download </text:span></text:p>
            </text:list-item>
          </text:list>
          <text:list text:style-name="L14">
            <text:list-item>
              <text:list>
                <text:list-item>
                  <text:p text:style-name="P9"><text:span text:style-name="T18">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5" draw:text-style-name="P11" draw:layer="layout" svg:width="1.125cm" svg:height="0.685cm" svg:x="23.401cm" svg:y="3.756cm">
          <text:p text:style-name="P6"><text:span text:style-name="T19">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6" draw:text-style-name="P15" draw:layer="layout" svg:width="2.685cm" svg:height="1.229cm" svg:x="28.681cm" svg:y="3.211cm">
          <text:list text:style-name="L13">
            <text:list-item>
              <text:p text:style-name="P9"><text:span text:style-name="T18">download </text:span></text:p>
            </text:list-item>
          </text:list>
          <text:list text:style-name="L14">
            <text:list-item>
              <text:list>
                <text:list-item>
                  <text:p text:style-name="P9"><text:span text:style-name="T18">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2">
          <draw:frame draw:name="Picture 4" draw:style-name="gr13"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7" draw:text-style-name="P7" draw:layer="layout" svg:width="2.056cm" svg:height="0.77cm" svg:x="5.523cm" svg:y="10.48cm">
            <text:p text:style-name="P6"><text:span text:style-name="T20"><text:a xlink:href="#Slide 4"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3"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8" draw:text-style-name="P7" draw:layer="layout" svg:width="1.371cm" svg:height="0.599cm" svg:x="1.176cm" svg:y="12.719cm">
            <text:p text:style-name="P6"><text:span text:style-name="T21"><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4"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32</meta:editing-cycles>
    <meta:creation-date>2019-03-25T09:18:39</meta:creation-date>
    <dc:date>2025-06-19T17:46:40.506463100</dc:date>
    <meta:editing-duration>P45DT20H53M55S</meta:editing-duration>
    <meta:generator>LibreOffice/25.2.2.2$Windows_X86_64 LibreOffice_project/7370d4be9e3cf6031a51beef54ff3bda878e3fac</meta:generator>
    <meta:document-statistic meta:object-count="370"/>
    <meta:user-defined meta:name="AppVersion">16.0000</meta:user-defined>
    <meta:user-defined meta:name="PresentationFormat">Widescreen</meta:user-defined>
    <meta:user-defined meta:name="Slides" meta:value-type="float">4</meta:user-defined>
  </office:meta>
</office:document-meta>
</file>